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llegalUserActionException.IllegalUserAction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llegalUserActionException.IllegalUserActionException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